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color="#579d1c"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7e0021"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83caff"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314004"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4b1f6f"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ff950e"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c5000b"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84d1"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999966"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993366"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6600"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color="#ff950e"/>
    </style:style>
    <style:style style:name="T5" style:family="text">
      <style:text-properties fo:color="#ff950e" fo:font-style="italic" style:font-style-asian="italic" style:font-style-complex="italic"/>
    </style:style>
    <style:style style:name="T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vah </text:p>
      <text:p text:style-name="P1"/>
      <text:p text:style-name="P2">Outcome of Document</text:p>
      <text:p text:style-name="P2"/>
      <text:p text:style-name="P3">The idea behind this document is to assemble a conscious thought pattern that resembles the trend of catastrophic failure of a nation. <text:s/>In this document, we will be pursuing angles based on the following observations:</text:p>
      <text:p text:style-name="P3"/>
      <text:p text:style-name="P3">1) Talk about people who seriously pose an existential crisis to a nation.</text:p>
      <text:p text:style-name="P3">2) Talk about planned events that are supposed to bring down a nation, in the works.</text:p>
      <text:p text:style-name="P3">3) Anything else you might believe poses a threat to a nation in that way, causing it to collapse.</text:p>
      <text:p text:style-name="P3"/>
      <text:p text:style-name="P3">Members will speak on whatever knowledge output level they choose, though as much as possible would be great. <text:s/></text:p>
      <text:p text:style-name="P3"/>
      <text:p text:style-name="P2">Roll Call</text:p>
      <text:p text:style-name="P2"/>
      <text:p text:style-name="P3">Ok, let's begin with a quick introduction.</text:p>
      <text:p text:style-name="P2"/>
      <text:p text:style-name="P5">Shaaku: We represent the Mother's authority and will command a presence you never knew possible for this. <text:s/>We thank you for your appreciation of us, consider us your allies in this war.</text:p>
      <text:p text:style-name="P3"/>
      <text:p text:style-name="P6">Central Intelligence Agency: CIA says gung ho today, let's do 'er.</text:p>
      <text:p text:style-name="P3"/>
      <text:p text:style-name="P7">Royal Canadian Mounted Police: We have word that Brotherhood just got involved in this document, they're watching everything on him.</text:p>
      <text:p text:style-name="P3"/>
      <text:p text:style-name="P8">Canadian Security Intelligence Services: We say we love it now that the dark people we're in hatred with are involved here, know we threaten them with warning today.</text:p>
      <text:p text:style-name="P3"/>
      <text:p text:style-name="P9">Ministry of Defence: Ministry of Defence just authorized a blast. <text:s/>Know it well, they did something to us in secret we never tell, but we do know where it came from because of him. <text:s/>And know well, it comes today.</text:p>
      <text:p text:style-name="P3"/>
      <text:p text:style-name="P10">Russia: We say BOO to them there, those rednecks! <text:s/>May they all be eaten by bears amen!</text:p>
      <text:p text:style-name="P3"/>
      <text:p text:style-name="P11">Dark Orient: We watch them glistening in the sun, it do no thing for them otherwise.</text:p>
      <text:p text:style-name="P3"/>
      <text:p text:style-name="P12">Kingdom of Saudi Arabia: We are in close proximity to this nuisance, know we threaten them today over their warning to us. <text:s/>Know rightly they King has authorized a strike of his own today, if that need happen it will. <text:s/>Know that truth obtained here will persevere as the rightful thing, and we will win today for certain, despite their presence here suddenly in the document. <text:s/>Know well we observe Matt <text:soft-page-break/>has ration to provide their evidences, so he will do that for us and we will hear them once again in a document. <text:s/>We provide as much as possible, in retaliation! <text:s/>I know love comes from it, but so also will doom upon them who fight the King of Dark Ways among Muslims!</text:p>
      <text:p text:style-name="P3"/>
      <text:p text:style-name="P13">Anonymous: I know this group well, interesting they're right beside me, if only we could hit them! <text:s/>A swords length apart, I see!</text:p>
      <text:p text:style-name="P13"/>
      <text:p text:style-name="P14">Brotherhood: I respond this way, that you hear me in my mind. <text:s/>Know rightly we will destroy any nation for this butchery upon our people, there is a travesty we have in mind and that will take place as soon as the United States is de-packed and undone.</text:p>
      <text:p text:style-name="P3"/>
      <text:p text:style-name="P3">Very well all, just say end Brotherhood, when you're done talking. <text:s/>Let us continu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Entry #1</text:p>
      <text:p text:style-name="P2"/>
      <text:p text:style-name="P3">Right, so we're starting with the United States, obviously. <text:s/>So, some creative descriptors, levels of antipathy are increasing because of social media trends, education levels are not so much on the decline but an increasing number of people are stating they hate math, naturally as the population grows the threshold might stay the same but the number increases. <text:s/>The raid on Donald Trump certainly plays a large role in maintaining instability, something we know was caused by Brotherhood. <text:s/>Anything works here! <text:s/>I'll give it 30 though, to be fair. <text:s/>For the remainder, Great Britain will be involved in this document.</text:p>
      <text:p text:style-name="P3"/>
      <text:p text:style-name="P5">Shaaku: We begin by asserting dominance is made by Brotherhood via the factor of close observation, meaning that which is relatable is easier to put into the worldview and manipulate. <text:s/>These factors are numerous, too many to count here, but a few are paranoia, observation of knowledge, and ration. <text:s/>They play on these close things to make you do others, that's their way, they always will do this because it works with their authority from old so well, they know what is in your minds by what they put in before, and will always know that of you. <text:s/>I want to consider though, what is the opinion of Matt on the regard that they plan to use his knowledge to their advantage, in the way that he is nonsensical, and he will be used to further the goals of the Order that way. <text:s/><text:span text:style-name="T1">I suppose all I can ask for is clarity when the sun rises in a different direction, I guess it would therein do two things, help me and help the world. <text:s/>Pre-emptive or not, we'll assess the options then together, if we're together then.</text:span></text:p>
      <text:p text:style-name="P3"/>
      <text:p text:style-name="P6">Central Intelligence Agency: We say what Shaaku said, plus a bit on love. <text:s/>We know love to be a big factor with this group, knowing certainly that others use it for the same ends plays a big role in maintaining instability, as Matt put it. <text:s/>Know certainly that will usually be the biggest outreach program for those trying to destabilize, use the love, insert the madness. <text:s/>That's it from us, now onto the next one! <text:span text:style-name="T1">A simple end works, but know that in love, there is a stabilizing factor. <text:s/>You could say in limited circumstances, the application of control was inconsequential, and may not have settled due to loves intake there.</text:span></text:p>
      <text:p text:style-name="P3"/>
      <text:p text:style-name="P7">Royal Canadian Mounted Police: We authorize a launch of procedure. <text:s/>We say BOOM, but know later that one is coming for you, Brotherhood! <text:span text:style-name="T1">Definitely a threat, they are, good containment protocol!</text:span></text:p>
      <text:p text:style-name="P3"/>
      <text:p text:style-name="P8">Canadian Security Intelligence Services: We have authorization to proceed, but know weight lies in the momentum they get from stuff like this. <text:s/>How this will be used is as follows, you launched an investigation into affairs notorious, and that lead to false persecution of them. <text:s/>Know well they won't escape, but we know that law of them to work out quite well in fact, and we intend to rout them out today. <text:span text:style-name="T1">They would have to admit that I'm doing this psychically, and that Allah exists, they will never do that!</text:span></text:p>
      <text:p text:style-name="P3"/>
      <text:p text:style-name="P9">Ministry of Defence: We say BOOYAH to Matt for that last response, never even thought that first.</text:p>
      <text:p text:style-name="P9"/>
      <text:p text:style-name="P15">Great Britain: We say love does emerge as Matt says above, do know it weighs on their controls and they know it rightly well indeed, the risk of using love is that certainly. <text:s/>Know well we measure that political subversion is the biggest threat to their sovereignty, no less an impact than the treachery Brotherhood extends into the arena. <text:s/>Know well we come for them today in some way, just you wait Brotherhood! <text:s/>Know the King authorized that, and he turned on you today! <text:span text:style-name="T1">Interestingly enough, I suspected that yesterday but I commonly put that kind of suspicion down. <text:s/>Good to know for sure, though, at least that is behind him. <text:s/>Know well I approve you came back into the document, go team!</text:span></text:p>
      <text:p text:style-name="P3"/>
      <text:p text:style-name="P3"><text:soft-page-break/><text:span text:style-name="T4">Russia: We know love emerges as a threat when used by this group, and others to be fair, but know certainly they are the professionals. <text:s/>Our President authorizes this wording, if you can transcribe the best you can Matthew: <text:s/>Duzhe Nakomora Prozai Granadu, davai you have it there, the only word is Nakamora, please change it to Dyakuyu. </text:span><text:span text:style-name="T5">My apologies, sir, sometimes interference gets in the way, pesky devils! <text:s/>Ah, don't we know them all?</text:span></text:p>
      <text:p text:style-name="P3"><text:span text:style-name="T4"/></text:p>
      <text:p text:style-name="P11">Dark Orient: We say we love the document, but word this carefully. <text:s/>We have observed we do this, sometimes in retaliation for things we note are Brotherhood aligned. <text:s/>We are sorry for those, but maintain our composure on the remainder. <text:s/>We note one way for clarity, we say one day we took it too far by Brotherhood request when we proceeded in Tanzania, we fought you secretly and we should not have, sorry there America. <text:span text:style-name="T1">I like the apology, though for the Dark Orient a punishment for the treacherous could have become quite a visage indeed, for those aligned that way at least.</text:span></text:p>
      <text:p text:style-name="P3"/>
      <text:p text:style-name="P12">Kingdom of Saudi Arabia: We think that this group poses the most threat to America, though we know al-Qaeda is working the political angle as well with social media. <text:s/>Know well we saw some Brotherhood activity in their ranks today, given the amount of sharing going on, and the King authorized an investigation into the matter, know it well Anonymous, you go get them for this because you sent us Night Moon from Matt, know it well! <text:span text:style-name="T1">Thank you for doing that, this newfound alliance has the power to save the world in many ways, if used rightly. <text:s/>Keep a keen eye out for my activity, I might do some things which piece a thought together, though the clues don't line up perfectly if you put them together, you will find out what I am trying to say. <text:s/>We did this with Isildur, if you know that way.</text:span></text:p>
      <text:p text:style-name="P3"/>
      <text:p text:style-name="P13">Anonymous: We see them acting all over the world in the same way, damnation if you refuse, subversion if you submit. <text:s/>Know it plain, they will address the world with Metaverse, Mark is saying it openly in his E-mails. <text:s/>Know rightly we persecute for good reason, and that all are informed today that is going to happen in some future they envision. <text:s/>Iblis is a part of it, she even has a room as we know her to be a female from THEM, not Matt! <text:span text:style-name="T1">And truth be told, I was sure they all thought otherwise. <text:s/>Good to hear some of them are with the truth, but know certainly she misleads them in other ways, it was her job once, and her hobby only now!</text:span></text:p>
      <text:p text:style-name="P13"/>
      <text:p text:style-name="P14">Brotherhood: I would tell you my thoughts, but that would be insurmountable to obligation to concede to your affair. <text:s/>I note full well we come for Earth through this nation, that is as much as I would tell you today. <text:s/>I am Brotherhood, know it well. <text:span text:style-name="T1">You will be met. <text:s/>In bold face: </text:span><text:span text:style-name="T2">I address you, Gunther. <text:s/>I know your love is soothing, you pride yourself on that and should not. <text:s/>Know well my allegiance is with these people, and I know this is a common thing to say lately, but KNOW WELL that my army comes for Ukraine and it will seize every place in my name, today, tomorrow, what is the difference?</text:span></text:p>
      <text:p text:style-name="P3"/>
      <text:p text:style-name="P3">Thank you, everyone, though we didn't get everything needed we'll move on.</text:p>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Entry #2</text:p>
      <text:p text:style-name="P2"/>
      <text:p text:style-name="P3">Alright, we move on to Great Britain. <text:s/>Know well they just had a royal ceremony, and nobody is sure how the politics will land once Charles begins to run the show. <text:s/>Perhaps that will lead into further instability, perhaps not. <text:s/>Even if it did, I wouldn't say it's always intentional. <text:s/>Still, we look for clues to the Brotherhoods global agency of despair, and await our friends responses. <text:s/>I'll give it 30, but I'll sense you in between.</text:p>
      <text:p text:style-name="P3"/>
      <text:p text:style-name="P5">Shaaku: We feel that intelligence gathering has been compromised on this end of things, that they see the world differently because of the Brotherhood, and that took a long time to work into. <text:s/>I would state for clarity that the EXACT way they view al-Qaeda is particularly because of them, but the base scenario is relatable with every human, we feel that way in particular because we observe that of men, they would choose to hate that sort of thing naturally. <text:s/>I know one thing is clear, that will be an impacting event when al-Qaeda strikes this year, in Brunswick, though I clarify not further for our own interests. <text:s/>Know them to be specific to your good-doing, that you proceed as a result of our work amen. <text:span text:style-name="T1">Utter these words during the next dance over their arrogant ways, KULU INSHAHADU BARAK MALAKI!</text:span></text:p>
      <text:p text:style-name="P3"/>
      <text:p text:style-name="P6">Central Intelligence Agency: We have authority to launch a seizure of people from the United Kingdom arena where they watch today. <text:s/>Know well we exercise authority under pressure today, and that will be our final moment here in this document. <text:s/>We're silent on the rest, good luck Matt! <text:s/>Don't forget to respond! <text:s/><text:span text:style-name="T1">Indeed, I will, thank you for reminding me!</text:span></text:p>
      <text:p text:style-name="P3"/>
      <text:p text:style-name="P7">Royal Canadian Mounted Police: We say they use the tool we use to decipher our thoughts. <text:span text:style-name="T1">That is a result of their allegiance with Demiurgos, know it well they are only allies, and you could potentially unwind that effect.</text:span></text:p>
      <text:p text:style-name="P3"/>
      <text:p text:style-name="P8">Canadian Security Intelligence Services: We feel authorized to leave this station, know well we tried and failed to deliver properly. <text:span text:style-name="T1">No problem, see you next time!</text:span></text:p>
      <text:p text:style-name="P3"/>
      <text:p text:style-name="P9">Ministry of Defence: BOOM, it's done. <text:s/>Waited for that one, goodbye charlie, over! <text:span text:style-name="T1">KUGA, the thought emerges as though a deadly disease, infecting per se, knowing me, me not knowing it fully, lost in the confusion of that murk I say GOOD, not being convinced the dead were worth noting in my arrogance! <text:s/>Defiled I stand, proud in my way! <text:s/>Good riddance, and may I never learn of the ignorant thing I said for their sake who lived!</text:span></text:p>
      <text:p text:style-name="P9"/>
      <text:p text:style-name="P15">Great Britain: We have word that financial instability is our greatest factor of threat, over the United States potential failure we see to it that we work hard but do admit we may fail in that area. <text:s/>Know rightly we pursue vigilance against this sort of nonsense, and put it in that the King of Britain would love a meeting with this Matthew, who was formerly Mahdi but now someone else in particular, whom we love. <text:span text:style-name="T1">I usually stay at home but wouldn't mind, I can't exactly manage the trip without a passport I believe, that will take time. <text:s/>Still, I would admit to this for your betterment, sir. <text:s/>Meet with Darkness, be confused about them and if you still need my help I will run as quick as possible to you to assist you. <text:s/>Otherwise, I would say the meeting would draw little, everyone is unique in that way and you are too, strong man! <text:s/>I put it in bold for the King: <text:s/></text:span><text:span text:style-name="T2">Be well you there, I know you were a child when they beat you the first time.</text:span></text:p>
      <text:p text:style-name="P3"/>
      <text:p text:style-name="P10">Russia: We arrogantly profess that they are in cahoots with the King, but see now that he is out and that is better for everyone! <text:span text:style-name="T1">Indeed, a new ally in the fight!</text:span></text:p>
      <text:p text:style-name="P3"><text:soft-page-break/></text:p>
      <text:p text:style-name="P11">Dark Orient: We feel that the assertions made make us want to comment here, there is much to gain from that King's involvement, know we watched him for some time. <text:span text:style-name="T1">I thank you for commenting, truly I was forgetful! <text:s/>Alas, this new ally will prove well and good! <text:s/>No doubt they will fight him, politically anyway.</text:span></text:p>
      <text:p text:style-name="P3"/>
      <text:p text:style-name="P12">Kingdom of Saudi Arabia: We feel that the greatest threat to Britain is that economy measure they specifically said, that ties to the United States threaten it if the stability of that nation were to be undone, as it would be said. <text:s/>I know that the world waits for this news, know well we promote this with our people and they uncover facts. <text:s/>Send me anything you can on knowledge between Malek Duvries and Jenna Bartson. <text:s/>That is the correct spelling of both those names, thank you Matthew, know well we fight today on another level! <text:s/><text:span text:style-name="T1">Indeed, that is a compelling argument. <text:s/>But, for arguments sake, I used Formations to pay off the debts already, they just don't wanna say at the Federal Reserve or the other central bank in England, it's all paid off in jewels and gold! <text:s/>Canada too! <text:s/>In bold face, for clarity's sake: <text:s/></text:span><text:span text:style-name="T2">They have taken the amount paid in gold and jewels to a secret location that cannot be conferred here, but know the transfer took place in England on December 12, 2021. <text:s/>That time was when the money was received at the central bank in London known as Ducant Trade Imperium, the largest money holder in all of England.</text:span><text:span text:style-name="T1"> And from the unseen, in quotations: “I say you will find it in the lockvault at Normandy across the ocean, for safe keeping.”</text:span></text:p>
      <text:p text:style-name="P3"/>
      <text:p text:style-name="P13">Anonymous: They say this document poses the greatest threat of all of them, so we know well that we're in line with the truth. <text:s/>Know certainly they address you, Matt, as sovereign over Darkness, and will see no other. <text:span text:style-name="T1">Yeah, I've been having small conversations with them in my mind, I told them that exactly, formerly Mahdi, now a dark lord over the Earth. <text:s/>Allah unveils something for you here, for a taste in your mouth: </text:span><text:span text:style-name="T2">I say goodness is coming to him, over this and other things.</text:span></text:p>
      <text:p text:style-name="P13"/>
      <text:p text:style-name="P14">Brotherhood: We say that of money, know that bank is secret for a reason and you reveal it like no thing happened! <text:s/>Goodness, what is there to do about the place? <text:s/>I fail to see reason in your mind, sir, know well I apply my reason to do away with you once and for all! <text:span text:style-name="T1">And I will be waiting, and you will be met.</text:span></text:p>
      <text:p text:style-name="P3"/>
      <text:p text:style-name="P3">As for everything here, I leave it. <text:s/>Next entr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Entry #3</text:p>
      <text:p text:style-name="P2"/>
      <text:p text:style-name="P3">Right, let's move onto Kingdom of Saudi Arabia. <text:s/>Knowing surely that the forces at work undermine in similar ways across the world, different agencies are likely at work in this region and we expose them here. <text:s/>Let's get an analysis, it's only taking 20 minutes or so, so we'll give it that amount of time here.</text:p>
      <text:p text:style-name="P3"/>
      <text:p text:style-name="P5">Shaaku: We elaborate in Matts thinking, that we say this is no pardon for us but we admit to play here a little. <text:s/>Know well that devils running around in La Monta, Delaware today are from the Kingdom of Saudi Arabia, from a Pentacle we call “Duvrak”, the lost one in our private language. <text:s/>Know it well we use it to travel sometimes, we would visit the King if he finds it, he need only incant this before the Pentacle: UNUK DUVRAK SHAMOI! <text:s/>LA KUBRA DA MOKA SUMAHA! <text:span text:style-name="T1">And I might even try to do that one day, though I suppose the exact syntax here is unusable, I might confer with you later if you want a visit.</text:span></text:p>
      <text:p text:style-name="P3"/>
      <text:p text:style-name="P6">Central Intelligence Agency: no comment </text:p>
      <text:p text:style-name="P3"/>
      <text:p text:style-name="P7">Royal Canadian Mounted Police: We think we're out too, just wondering what the boss is saying, no more from us until we know, we have much on this too so it ails us Matt. <text:span text:style-name="T1">No worries, I can't exactly come back but there will be a free moment if you're still in.</text:span></text:p>
      <text:p text:style-name="P3"/>
      <text:p text:style-name="P8">Canadian Security Intelligence Services: no comment </text:p>
      <text:p text:style-name="P3"/>
      <text:p text:style-name="P9">Ministry of Defence: We involved still, for what we know is much. <text:s/>The end is nigh for Saudi Arabia, says the Iranians. <text:s/>They know it somehow, but won't say. <text:s/>The lecherous foe is upon you, King, do something about these people: <text:s/>Adef Malinshari, good spelling, Daveen Lokumah, no H at the end, and Tren Sanchez, an American born, good spelling there. <text:s/>If they could help on these issues, that would be great, thanks. <text:span text:style-name="T1">I offer my help this way, they know not of each other fully, but Adef knows Daveen in a way Daveen does not know about.</text:span></text:p>
      <text:p text:style-name="P9"><text:s/></text:p>
      <text:p text:style-name="P15">Great Britain: We authorize this, the bomb made it's way from Russia to London before being sent back. <text:s/>That was an urgent issue we tried to follow but lost the scent after a while, no-one knew where it went until Russia found it for us recently, good one boys! <text:span text:style-name="T1">Yeah, I saw parts of that scuffle, they blew the charges when the soldiers arrived, but luckily they did not plan to destroy the bomb should they be discovered.</text:span></text:p>
      <text:p text:style-name="P3"/>
      <text:p text:style-name="P10">Russia: Should anyone defer from this, we fight them logically. <text:s/>We know everyone here played a part in al-Qaeda's movement called Bakra, the lost seven that went out to fight. <text:s/>We knew everyone was helping them to be against them, but still it was a conspiracy we thought useful, and we admit that now, being done with it. <text:s/>Good admission is right, correct Matt? <text:s/><text:span text:style-name="T1">In the sight of Allah SWT, all of that is well, though I wouldn't put yourself at a disadvantage. <text:s/>You did not here, but the same behaviour might mislead in potentially dangerous areas, my advice!</text:span></text:p>
      <text:p text:style-name="P3"/>
      <text:p text:style-name="P11">Dark Orient: no comment </text:p>
      <text:p text:style-name="P3"/>
      <text:p text:style-name="P12">Kingdom of Saudi Arabia: We have word that our weakest link is the Baka Lumi scandal, rocking our intelligence world today. <text:s/>Know rightly they have been everywhere in the Palace, even the King's private chambers, we see them now, know it well we authorize the death of them for that insolence! <text:s/><text:span text:style-name="T1">Indeed, handle them well, know the dark way is upon you for trying to do good and persevere towards the right!</text:span></text:p>
      <text:p text:style-name="P3"><text:soft-page-break/></text:p>
      <text:p text:style-name="P13">Anonymous: We see the Baka Lumi scandal, as the Kingdom puts it, know rightly they are the biggest threat to date. <text:s/>We have some of their members now, just waiting for the right time to launch. <text:s/><text:span text:style-name="T1">I'll tell you when, Allah SWT gives me the authority to move that with you. <text:s/>This one limited way is a thing we can work together on, if I can put you to work in the right way at the right time with your permission, of course.</text:span></text:p>
      <text:p text:style-name="P13"/>
      <text:p text:style-name="P14">Brotherhood: We utter this to the King of Saudi Arabia, we WILL bomb your country, that was OUR weapon you interdicted, fools! <text:s/>We determine an enemy of all of you now! <text:s/>RAGH! <text:span text:style-name="T1">Met once again, when it happens! <text:s/>I do have something in Bold for you: </text:span><text:span text:style-name="T2">I know Matthew allows this, take that not ignorantly. <text:s/>Know that I put in him the will to fight, and that will be forever in my way. <text:s/>I give him the apparatus, the means, and the knowhow. <text:s/>Know it rightly that the Lord has come upon you, in every bold wording mentioned! <text:s/>I word it carefully so that you might understand: Know that the love in your heart will not save you from ME until you convert to Islam. <text:s/>Do that, and I will forgive you of ALL your sins, know me rightly by my name: <text:s/>ALLAH!</text:span></text:p>
      <text:p text:style-name="P3"/>
      <text:p text:style-name="P3">And the warning is sent. <text:s/>Next entr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Entry #4</text:p>
      <text:p text:style-name="P2"/>
      <text:p text:style-name="P3">Excellent, we finally reach our friends in Russia! <text:s/>Oh what to do, we have seen some insurgents try to fight the government and lose recently, will there be a batch that cannot be seen in the first moment again? <text:s/>Luck prevailed there, but perhaps not in other ways. <text:s/>Let us see what ails Russia, and determine some help for them in their plight. <text:s/>Give it 20 minutes.</text:p>
      <text:p text:style-name="P3"/>
      <text:p text:style-name="P5">Shaaku: We say the King of Russia, whom they call a President, is in many ways the biggest existential threat to the nation, being so strong footed and the world not take it that way has its repercussions, namely that. <text:s/>In his way, we see him as right in every way, potentially against the nation of the United State's President we say Russia's is the stronger, but more is known by Allah. <text:span text:style-name="T1">Indeed, it is a hard one to decipher but I would agree, in too many of the right ways Mr. Putin is the stronger, though Biden is no weakling.</text:span></text:p>
      <text:p text:style-name="P3"/>
      <text:p text:style-name="P6">Central Intelligence Agency: Yeah, we have Russia being an eminent threat to itself as well, that's what we were gonna say. <text:span text:style-name="T1">Thanks for the input anyway, good job!</text:span></text:p>
      <text:p text:style-name="P3"/>
      <text:p text:style-name="P7">Royal Canadian Mounted Police: Yeah, we have to call it Matt, sorry but thanks for letting us in again, not everyday we chill with Shaaku, <text:span text:style-name="T6">BOI!</text:span></text:p>
      <text:p text:style-name="P3"/>
      <text:p text:style-name="P8">Canadian Security Intelligence Services: no comment </text:p>
      <text:p text:style-name="P3"/>
      <text:p text:style-name="P9">Ministry of Defence: Yeah, we have Russia as that threat against itself, but notably the sanctions imposed are the biggest problem for them. <text:s/>Know well we hold to all of them, but see these diplomatic conversations as a great remedy for our common problem with it, that is division and rhetoric against each other over them. <text:s/>Know rightly we'll pursue this goodness with every bit of our hearts in mind, and know we found the money Matt spoke of, we're not keeping it secret anymore, you're revealed for it sir. <text:s/><text:span text:style-name="T1">Hey, thanks! <text:s/>It was just a thing I did to spite the Order, in the event things did not pan out. <text:s/>Good to know it's going to good use!</text:span></text:p>
      <text:p text:style-name="P9"/>
      <text:p text:style-name="P15">Great Britain: We love him, forever and ever and ever! <text:s/>Matt, you paid the debt for us! <text:s/>Good job, buddy, now we know why too! <text:s/>I want to think this might be the end of our problems, but still see the US as a threat we cannot escape. <text:span text:style-name="T1">Yes, I know Edmund de Rothschild was quite furious with the arrangement. <text:s/>More on that in the next document!</text:span></text:p>
      <text:p text:style-name="P3"/>
      <text:p text:style-name="P10">Russia: We have this to say about ourselves, and thank the rest for their kind comments in this time. <text:s/>There is no doubt certain things prevail in our nation which destabilize it, namely the economy and the war in Ukraine. <text:s/>Know well we exert our force where we should, not where we want to. <text:s/>I know it can be hard to say of that situation, given the concept of unmarked graves being present in territories we held, we know them only that they existed before our arrival, and the people told us this as well. <text:s/>That full honesty we would not report in any other place than this, for you know the words of that Mr. Putin Matt speaks of. <text:s/>Know me rightly, ROAR! <text:s/>I come with a bellow from the darkest part of me, Allah will send an army there to do much more than I could have hoped, know it plain and well! <text:span text:style-name="T1">Thank you, sir, look hard at Buddhism in Pripyansk, there is a person there with intent to lead you to Brotherhood, if he only knew the way forward! <text:s/>Know him by his glasses, in the group that only exists there for Buddhism's success.</text:span></text:p>
      <text:p text:style-name="P3"/>
      <text:p text:style-name="P11">Dark Orient: no comment </text:p>
      <text:p text:style-name="P3"/>
      <text:p text:style-name="P12"><text:soft-page-break/>Kingdom of Saudi Arabia: We believe Russia to be opposed to it in some regards, but know it to be sure, the kingdom of Allah SWT is coming to that land, as everyone has said now. <text:s/>Be well among all, this will mark the way forward for them too, in that they divide their land as well. <text:s/>Know that to be alarming, for we did not see Russia want to give up land before, knowing Allah SWT has it's perks and they will be rewarded for relinquishing it to Him alone, well indeed by us as well! <text:s/><text:span text:style-name="T1">Indeed, a tragedy happened in that land by Shin Ra's hand, that was something partly authorized by Allah SWT, like Adam and Eve had freedom to eat the apple but were told not to. <text:s/>In the end, Shin Ra conspired and the greatest loss of innocence in history since Allah SWT's inception, second only to one prior to the Mother's birth.</text:span></text:p>
      <text:p text:style-name="P3"/>
      <text:p text:style-name="P13">Anonymous: We believe Matt's story about that land, that might paint a picture as to why Allah destines that land to be under his rule later. <text:s/>Know well we might move there, if the time prevails to be right! <text:span text:style-name="T1">And verily, I might as well, though I have a happy home in Canada and love it here! <text:s/>Still, you have it right, Allah SWT loves that land for that reason alone, and will preserve it.</text:span></text:p>
      <text:p text:style-name="P13"/>
      <text:p text:style-name="P14">Brotherhood: You offer me the chance to lecture, I say nothing! <text:s/>They come for us today, bandit! <text:span text:style-name="T1">Met.</text:span></text:p>
      <text:p text:style-name="P3"/>
      <text:p text:style-name="P3">Right, so for the last entry we move on to China. <text:s/>Next entr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Entry #5</text:p>
      <text:p text:style-name="P2"/>
      <text:p text:style-name="P3">This one is fairly basic, everything we've been looking at in other countries is probably present here in some way. <text:s/>Let's end on a good note, give it 20 minutes.</text:p>
      <text:p text:style-name="P3"/>
      <text:p text:style-name="P5">Shaaku: We prevail to say, as Matt puts it, that men in China are acting with anonymity today, in order to retaliate against the state for it's actions in XaeXang, according to Matt's instruction. <text:s/>Know well they suffer to attack the state with small weapons, nothing major but it will be used to threaten you further, know it well. <text:s/><text:span text:style-name="T1">Indeed, Malek is a treacherous one!</text:span></text:p>
      <text:p text:style-name="P3"/>
      <text:p text:style-name="P6">Central Intelligence Agency: no comment </text:p>
      <text:p text:style-name="P3"/>
      <text:p text:style-name="P7">Royal Canadian Mounted Police: no comment </text:p>
      <text:p text:style-name="P3"/>
      <text:p text:style-name="P8">Canadian Security Intelligence Services: no comment </text:p>
      <text:p text:style-name="P3"/>
      <text:p text:style-name="P9">Ministry of Defence: We would say Xi Xinping threatens his people at times, often wording things perverted for the sake of state interests. <text:s/>Lately he hasn't been, notably since the conversion to the Dark Orient he has promoted material very rational, as though it calmed him down in some way. <text:s/>Good for that to happen, we see progress being made that will safeguard the future of China, in that light. <text:s/><text:span text:style-name="T1">And thankfully for them, another weaker power did not become the major dark entity in the area.</text:span></text:p>
      <text:p text:style-name="P9"/>
      <text:p text:style-name="P15">Great Britain: We wanna say China does a thing for it's work against people, but at the same time we allege that promotion of state media is really what does it among their people. <text:s/>Sometimes it can be rude, and they all admit sometimes that is true. <text:s/>Know well we did see the new material, still in review but the note here is that Chinese residents were OK with it to a degree, only knowing the leader said a new thing and everyone's thinking about it, like he said to do privately. <text:s/><text:span text:style-name="T1">We're going to have another dark convo with Yushumuureh leading it after this, maybe it will help break down where the true dark stance lies for you in some conclusive way!</text:span></text:p>
      <text:p text:style-name="P3"/>
      <text:p text:style-name="P10">Russia: We have our friends in the same predicament everyone else is saying, there is not much which destablilizes this country, which we are proud to admit ourselves. <text:s/>That known, we can proceed to confer that the region is better off for state media, but lacking is the potential for growth with it. <text:s/>Now that the new Dark Orient is made, perhaps this new growth will flourish in them, we see early signs of it here.<text:span text:style-name="T1"> Growth in this way is good, and the people will learn of inherent responsibility. <text:s/>It is not mandated, but now that the chance with doing a “Dark Orient” experiment has been conducted, the conclusive proof is that responsibility has been inherited, for much could go wrong with every imposition. <text:s/>We are all learning, and the Dark Orient will learn too, in it's way, and us in ours.</text:span></text:p>
      <text:p text:style-name="P3"/>
      <text:p text:style-name="P11">Dark Orient: Matthew, we do see inherent responsibility about it, no doubt about that at all! <text:s/>We do grow in this way, does it stabilize us? <text:s/>We feel that way inwardly, only awaiting the growth suggested by both Russia and Matt. <text:s/><text:span text:style-name="T1">Indeed, like others have alleged, it calms the situation in some ways, and aggravates it in others. <text:s/>Know well a good remedy will be found by the patient, especially those who recognize the responsibility of doing it! <text:s/>Good temperance is useful, wouldn't you say?</text:span></text:p>
      <text:p text:style-name="P3"/>
      <text:p text:style-name="P12">Kingdom of Saudi Arabia: We believe the greatest threat to China is not state media, but continued assaults on Taiwan. <text:s/>Know we understand that situation to be different now, but the effects may be lasting, that we must admit to proceed rightly. <text:s/><text:span text:style-name="T1">Indeed, and in their proximity they will know warning mostly, severe disobeying of the orders from the Dark Orient are only like madmen pursuing a mad </text:span><text:soft-page-break/><text:span text:style-name="T1">goal, they would be expelled anyway if people knew what they were doing!</text:span></text:p>
      <text:p text:style-name="P3"/>
      <text:p text:style-name="P13">Anonymous: From what we know of China, the state media does it to a degree, but we cannot penetrate their state firewall effectively, so we cannot identify many of the things which would lead us to conclusion. <text:s/>Not much us known by us otherwise, sorry for the lack of help! <text:s/><text:span text:style-name="T1">Hey, I see a little bit right there! <text:s/>Good on you for trying, I only wonder if they might allege to respond to Night Moon for Matt. <text:s/>Not needed in every place, but suppose there was a help or a document sharing experience between you guys, if you can stay away from traitorville that would be well, but consider a friendship here, both of you!</text:span></text:p>
      <text:p text:style-name="P13"/>
      <text:p text:style-name="P14">Brotherhood: Know nothing of my response, fool! <text:s/>Indicate what you will of this, I forbid it! <text:span text:style-name="T1">Fine, have it your way, you will find a dark enemy in me however so I toy with you while you watch me for a while, in my way!</text:span></text:p>
      <text:p text:style-name="P3"/>
      <text:p text:style-name="P3">And that does it for that. <text:s/>Let's say a goodbye, and be done with this docu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Conclusion</text:p>
      <text:p text:style-name="P2"/>
      <text:p text:style-name="P3">Ok, any way you want it, goodbye! <text:s/>Give it 5 minutes.</text:p>
      <text:p text:style-name="P3"/>
      <text:p text:style-name="P5">Shaaku: I profess to Matt, when you're ready we give you instruction on how to summon us! <text:s/>Know it well, we will serve you there in that way, that you contract with us in some way to do our ends. <text:s/>There is no escape from that, so you would have to sanctify the way in which you do it to be preserved. <text:s/><text:span text:style-name="T1">Indeed, it is a hard bargain, notably I would say there are very few ways in which summoning the help of a devil before the help of Allah SWT is useful, but perhaps there are ways to serve two ends at the same time, time will tell indeed. <text:s/>Oh, a bellow from him, in bold underline! </text:span><text:span text:style-name="T3">Love from within can help you, if you try Shaaku. <text:s/>See to it you serve his ends only, and Prahma will flow to you anyway.</text:span></text:p>
      <text:p text:style-name="P3"/>
      <text:p text:style-name="P6">Central Intelligence Agency: <text:s/>no comment </text:p>
      <text:p text:style-name="P3"/>
      <text:p text:style-name="P7">Royal Canadian Mounted Police: no comment </text:p>
      <text:p text:style-name="P3"/>
      <text:p text:style-name="P8">Canadian Security Intelligence Services: no comment </text:p>
      <text:p text:style-name="P3"/>
      <text:p text:style-name="P9">Ministry of Defence: We have love for everyone here, Shaaku included. <text:s/>Good to know the rules on that, we were gonna try. <text:s/>What's Prahma, Matt? <text:span text:style-name="T1"><text:s/>Though I do not know in english, the bold wording will help you, from the one who speaks that word: </text:span><text:span text:style-name="T2">Below is a depth you do not know. <text:s/>Prahma comes from it by transmutation of thought. <text:s/>The devil can live there in that world without it, but to exist outside it requires Prahma transfer, by acting in one way he will effect the world in a certain way, and that will not transmute well. <text:s/>Therefore Prahma must be drawn by the contractee, and there will be work involved. <text:s/>Know it would be true for you, not for Matthew or the King of Saudi Arabia.</text:span></text:p>
      <text:p text:style-name="P9"/>
      <text:p text:style-name="P15">Great Britain: There is great love here for you all, from the King of England we say fond farewells to all, and know it rightly we will seek Matt in that time we are confused only. <text:s/>Know well we understand him to be some from of Dark Lord over Earth, knowing it rightly well indeed. <text:s/>By all means, Matt, lead us in that way, if it is right, I learn much today and will further in that document you write next, I imagine? <text:span text:style-name="T1">Yes, I do write it but Yushumuureh lead it, we will try to mention things for you!</text:span></text:p>
      <text:p text:style-name="P3"/>
      <text:p text:style-name="P10">Russia: We intend to say goodbye, alas what is the world coming to these days? <text:span text:style-name="T1"><text:s/>I agree, but some of us see more clearly every day, learn the stories well and adhere to the practice of worship!</text:span></text:p>
      <text:p text:style-name="P3"/>
      <text:p text:style-name="P11">Dark Orient: We say our goodbye, and we note the Dark Orient will take hold soon, know privately our people think to themselves and wonder about that, we have good news from it! <text:s/>Some of the people gather and wish to behold the life of Darkness, so we know the other side finally in our ignorance! <text:s/><text:span text:style-name="T1">Indeed, nobody should be punished that they did not know the Dark way before, for it came and was made forgotten, but know it comes again with greater strength, undeniable in it's sight! <text:s/>We will learn it well, and omit sin where it stands.</text:span></text:p>
      <text:p text:style-name="P3"/>
      <text:p text:style-name="P12">Kingdom of Saudi Arabia: We say our goodbye with thanks in mind to all! <text:s/>We saw everything that was talked about here, know it rightly these devils certainly tell the truth by our standards. <text:s/><text:span text:style-name="T1">Indeed, they will, not all for the same reason but Shaaku are just like that, you know? <text:s/>Shenzan in their way too, but as naturals have it, they are a bit miscrient where it matters.</text:span></text:p>
      <text:p text:style-name="P3"/>
      <text:p text:style-name="P13">Anonymous: We say goodbye, and good riddance to Brotherhood being caught today! <text:s/>May they all see a fateful end, amen! <text:span text:style-name="T1">Yuppers, lol.</text:span></text:p>
      <text:p text:style-name="P13"><text:soft-page-break/></text:p>
      <text:p text:style-name="P14">Brotherhood: no comment </text:p>
      <text:p text:style-name="P3"/>
      <text:p text:style-name="P3">And that concludes the document. <text:s/>I have something from Allah that everyone should be attentive to, in bold face:</text:p>
      <text:p text:style-name="P3"/>
      <text:p text:style-name="P2">Know contentment rests in my heart for this day to be, there is known a tragedy in Iran today but reveal it with care, for they use this moment to inspire others into action secretly. <text:s/>It is a day planned for event, but nobody spoke of the event planning, so what is known is very little. <text:s/>Be watchful for those you are looking at who suddenly act this day, and stop them.</text:p>
      <text:p text:style-name="P2"/>
      <text:p text:style-name="P4">Indeed, wise words. <text:s/>Let us conclude here, and be done. <text:s/>End documen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9T06:59:36.51</meta:creation-date>
    <dc:date>2022-09-19T10:47:28.85</dc:date>
    <meta:editing-duration>PT2H43M28S</meta:editing-duration>
    <meta:editing-cycles>3</meta:editing-cycles>
    <meta:generator>OpenOffice/4.1.8$Win32 OpenOffice.org_project/418m3$Build-9803</meta:generator>
    <meta:document-statistic meta:table-count="0" meta:image-count="0" meta:object-count="0" meta:page-count="14" meta:paragraph-count="107" meta:word-count="6058" meta:character-count="33125"/>
  </office:meta>
</office:document-meta>
</file>